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Li">
      <style:paragraph-properties fo:margin-left="1.011cm" fo:margin-right="0cm" fo:margin-top="0cm" fo:margin-bottom="0.494cm" fo:text-align="start" style:justify-single-word="false" fo:text-indent="0cm" style:auto-text-indent="false"/>
    </style:style>
    <style:style style:name="P2" style:family="paragraph" style:parent-style-name="Li">
      <style:paragraph-properties fo:margin-left="1.011cm" fo:margin-right="0cm" fo:margin-top="0cm" fo:margin-bottom="0.494cm" fo:line-height="150%" fo:text-align="start" style:justify-single-word="false" fo:text-indent="0cm" style:auto-text-indent="false"/>
    </style:style>
    <style:style style:name="T1" style:family="text">
      <style:text-properties fo:color="#0000ff" fo:font-style="italic" style:font-style-asian="italic" style:font-style-complex="italic"/>
    </style:style>
    <style:style style:name="T2" style:family="text">
      <style:text-properties fo:color="#ff0000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color="#ff0000"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000000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/></text:p>
      <text:p text:style-name="P2"><text:span text:style-name="Default_20_Paragraph_20_Font"><text:span text:style-name="T5">HOTEL</text:span></text:span><text:span text:style-name="Default_20_Paragraph_20_Font"> (</text:span><text:span text:style-name="Default_20_Paragraph_20_Font"><text:span text:style-name="T2">hotelID</text:span></text:span><text:span text:style-name="Default_20_Paragraph_20_Font">, nomHotel, adresseHotel, descriptionHotel, </text:span><text:span text:style-name="Default_20_Paragraph_20_Font"><text:span text:style-name="T1">directeurID</text:span></text:span><text:span text:style-name="Default_20_Paragraph_20_Font"> </text:span><text:span text:style-name="Default_20_Paragraph_20_Font"><text:span text:style-name="T4">NOT NULL</text:span></text:span><text:span text:style-name="Default_20_Paragraph_20_Font">)<text:line-break/><text:tab/>FOREIGN KEY (</text:span><text:span text:style-name="Default_20_Paragraph_20_Font"><text:span text:style-name="T1">directeurID</text:span></text:span><text:span text:style-name="Default_20_Paragraph_20_Font">) REFERENCES EMPLOYE (</text:span><text:span text:style-name="Default_20_Paragraph_20_Font"><text:span text:style-name="T3">employeID</text:span></text:span><text:span text:style-name="Default_20_Paragraph_20_Font">)</text:span></text:p>
      <text:p text:style-name="P2"><text:span text:style-name="Default_20_Paragraph_20_Font"><text:span text:style-name="T5">EMPLOYE</text:span></text:span><text:span text:style-name="Default_20_Paragraph_20_Font"> (</text:span><text:span text:style-name="Default_20_Paragraph_20_Font"><text:span text:style-name="T2">employeID</text:span></text:span><text:span text:style-name="Default_20_Paragraph_20_Font">, nomEmploye, fonction, </text:span><text:span text:style-name="Default_20_Paragraph_20_Font"><text:span text:style-name="T1">hotelID</text:span></text:span><text:span text:style-name="Default_20_Paragraph_20_Font"> </text:span><text:span text:style-name="Default_20_Paragraph_20_Font"><text:span text:style-name="T4">NOT NULL</text:span></text:span><text:span text:style-name="Default_20_Paragraph_20_Font">)<text:line-break/><text:tab/>FOREIGN KEY (</text:span><text:span text:style-name="Default_20_Paragraph_20_Font"><text:span text:style-name="T1">hotelID</text:span></text:span><text:span text:style-name="Default_20_Paragraph_20_Font">) REFERENCES HOTEL (</text:span><text:span text:style-name="Default_20_Paragraph_20_Font"><text:span text:style-name="T3">hotelID</text:span></text:span><text:span text:style-name="Default_20_Paragraph_20_Font">)</text:span></text:p>
      <text:p text:style-name="P2"><text:span text:style-name="Default_20_Paragraph_20_Font"><text:span text:style-name="T5">CLIENT</text:span></text:span><text:span text:style-name="Default_20_Paragraph_20_Font"> (</text:span><text:span text:style-name="Default_20_Paragraph_20_Font"><text:span text:style-name="T2">clientID</text:span></text:span><text:span text:style-name="Default_20_Paragraph_20_Font">, nomClient, adresseClient, telephoneClient, emailClient)</text:span></text:p>
      <text:p text:style-name="P2"><text:span text:style-name="Default_20_Paragraph_20_Font"><text:span text:style-name="T5">CHAMBRE</text:span></text:span><text:span text:style-name="Default_20_Paragraph_20_Font"> (</text:span><text:span text:style-name="Default_20_Paragraph_20_Font"><text:span text:style-name="T2">chambreID</text:span></text:span><text:span text:style-name="Default_20_Paragraph_20_Font">, noChambre, descriptionChambre, prixChambre, <text:line-break/>categorieChambre </text:span><text:span text:style-name="Default_20_Paragraph_20_Font"><text:span text:style-name="T4">NOT NULL</text:span></text:span><text:span text:style-name="Default_20_Paragraph_20_Font">, </text:span><text:span text:style-name="Default_20_Paragraph_20_Font"><text:span text:style-name="T1">hotelID</text:span></text:span><text:span text:style-name="Default_20_Paragraph_20_Font"> </text:span><text:span text:style-name="Default_20_Paragraph_20_Font"><text:span text:style-name="T4">NOT NULL</text:span></text:span><text:span text:style-name="Default_20_Paragraph_20_Font">)<text:line-break/><text:tab/>FOREIGN KEY (</text:span><text:span text:style-name="Default_20_Paragraph_20_Font"><text:span text:style-name="T1">hotelID</text:span></text:span><text:span text:style-name="Default_20_Paragraph_20_Font">) REFERENCES HOTEL (</text:span><text:span text:style-name="Default_20_Paragraph_20_Font"><text:span text:style-name="T3">hotelID</text:span></text:span><text:span text:style-name="Default_20_Paragraph_20_Font">)</text:span></text:p>
      <text:p text:style-name="P2"><text:span text:style-name="Default_20_Paragraph_20_Font"><text:span text:style-name="T5">SERVICE</text:span></text:span><text:span text:style-name="Default_20_Paragraph_20_Font"> (</text:span><text:span text:style-name="Default_20_Paragraph_20_Font"><text:span text:style-name="T2">serviceID</text:span></text:span><text:span text:style-name="Default_20_Paragraph_20_Font">, </text:span><text:span text:style-name="Default_20_Paragraph_20_Font"><text:span text:style-name="T1">employeID</text:span></text:span><text:span text:style-name="Default_20_Paragraph_20_Font">, </text:span><text:span text:style-name="Default_20_Paragraph_20_Font"><text:span text:style-name="T1">chambreID, </text:span></text:span><text:span text:style-name="Default_20_Paragraph_20_Font"><text:span text:style-name="T6">typeService, dateService, commentaire</text:span></text:span><text:span text:style-name="Default_20_Paragraph_20_Font">)<text:line-break/><text:tab/>FOREIGN KEY (</text:span><text:span text:style-name="Default_20_Paragraph_20_Font"><text:span text:style-name="T1">employeID</text:span></text:span><text:span text:style-name="Default_20_Paragraph_20_Font">) REFERENCES EMPLOYE (</text:span><text:span text:style-name="Default_20_Paragraph_20_Font"><text:span text:style-name="T3">employeID</text:span></text:span><text:span text:style-name="Default_20_Paragraph_20_Font">)<text:line-break/><text:tab/>FOREIGN KEY (</text:span><text:span text:style-name="Default_20_Paragraph_20_Font"><text:span text:style-name="T1">chambreID</text:span></text:span><text:span text:style-name="Default_20_Paragraph_20_Font">) REFERENCES CHAMBRE (</text:span><text:span text:style-name="Default_20_Paragraph_20_Font"><text:span text:style-name="T3">chambreID</text:span></text:span><text:span text:style-name="Default_20_Paragraph_20_Font">)</text:span></text:p>
      <text:p text:style-name="P2"><text:span text:style-name="Default_20_Paragraph_20_Font"><text:span text:style-name="T5">RESERVATION</text:span></text:span><text:span text:style-name="Default_20_Paragraph_20_Font"> (</text:span><text:span text:style-name="Default_20_Paragraph_20_Font"><text:span text:style-name="T2">reservationID</text:span></text:span><text:span text:style-name="Default_20_Paragraph_20_Font">, </text:span><text:span text:style-name="Default_20_Paragraph_20_Font"><text:span text:style-name="T1">chambreID</text:span></text:span><text:span text:style-name="Default_20_Paragraph_20_Font">, </text:span><text:span text:style-name="Default_20_Paragraph_20_Font"><text:span text:style-name="T1">clientID, </text:span></text:span><text:span text:style-name="Default_20_Paragraph_20_Font"><text:span text:style-name="T6">dateReservation, dateArrivee, dureeSejour, <text:line-break/>typeSejour)</text:span></text:span><text:span text:style-name="Default_20_Paragraph_20_Font"><text:line-break/><text:tab/>FOREIGN KEY (</text:span><text:span text:style-name="Default_20_Paragraph_20_Font"><text:span text:style-name="T1">chambreID</text:span></text:span><text:span text:style-name="Default_20_Paragraph_20_Font">) REFERENCES CHAMBRE (</text:span><text:span text:style-name="Default_20_Paragraph_20_Font"><text:span text:style-name="T3">chambreID</text:span></text:span><text:span text:style-name="Default_20_Paragraph_20_Font">)<text:line-break/><text:tab/>FOREIGN KEY (</text:span><text:span text:style-name="Default_20_Paragraph_20_Font"><text:span text:style-name="T1">clientID</text:span></text:span><text:span text:style-name="Default_20_Paragraph_20_Font">) REFERENCES CLIENT (</text:span><text:span text:style-name="Default_20_Paragraph_20_Font"><text:span text:style-name="T3">clientID</text:span></text:span><text:span text:style-name="Default_20_Paragraph_20_Font">)</text:span></text:p>
      <text:p text:style-name="P2"><text:span text:style-name="Default_20_Paragraph_20_Font"><text:span text:style-name="T5">SIMPLE</text:span></text:span><text:span text:style-name="Default_20_Paragraph_20_Font"> (</text:span><text:span text:style-name="Default_20_Paragraph_20_Font"><text:span text:style-name="T2">chambreID</text:span></text:span><text:span text:style-name="Default_20_Paragraph_20_Font"><text:span text:style-name="T6">, typeBain)</text:span></text:span><text:span text:style-name="Default_20_Paragraph_20_Font"><text:line-break/><text:tab/>FOREIGN KEY (</text:span><text:span text:style-name="Default_20_Paragraph_20_Font"><text:span text:style-name="T1">chambreID</text:span></text:span><text:span text:style-name="Default_20_Paragraph_20_Font">) REFERENCES CHAMBRE (</text:span><text:span text:style-name="Default_20_Paragraph_20_Font"><text:span text:style-name="T3">chambreID</text:span></text:span><text:span text:style-name="Default_20_Paragraph_20_Font">)</text:span></text:p>
      <text:p text:style-name="P2"><text:span text:style-name="Default_20_Paragraph_20_Font"><text:span text:style-name="T5">DOUBLE</text:span></text:span><text:span text:style-name="Default_20_Paragraph_20_Font"> (</text:span><text:span text:style-name="Default_20_Paragraph_20_Font"><text:span text:style-name="T2">chambreID</text:span></text:span><text:span text:style-name="Default_20_Paragraph_20_Font"><text:span text:style-name="T6">, typeLit)</text:span></text:span><text:span text:style-name="Default_20_Paragraph_20_Font"><text:line-break/><text:tab/>FOREIGN KEY (</text:span><text:span text:style-name="Default_20_Paragraph_20_Font"><text:span text:style-name="T1">chambreID</text:span></text:span><text:span text:style-name="Default_20_Paragraph_20_Font">) REFERENCES CHAMBRE (</text:span><text:span text:style-name="Default_20_Paragraph_20_Font"><text:span text:style-name="T3">chambreID</text:span></text:span><text:span text:style-name="Default_20_Paragraph_20_Font">)</text:span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oft-page-break/><text:span text:style-name="Default_20_Paragraph_20_Font"/></text:p>
      <text:p text:style-name="P2"/>
      <text:p text:style-name="P2"><text:span text:style-name="Default_20_Paragraph_20_Font"/></text:p>
      <text:p text:style-name="P2"><text:span text:style-name="Default_20_Paragraph_20_Fon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Default_20_Paragraph_20_Font" style:display-name="Default Paragraph Font" style:family="text"/>
    <style:style style:name="LLS_5f_9_5f_0" style:display-name="LLS_9_0" style:family="text"/>
    <style:style style:name="LLS_5f_9_5f_1" style:display-name="LLS_9_1" style:family="text"/>
    <style:style style:name="LLS_5f_9_5f_2" style:display-name="LLS_9_2" style:family="text"/>
    <style:style style:name="LLS_5f_9_5f_3" style:display-name="LLS_9_3" style:family="text"/>
    <style:style style:name="LLS_5f_9_5f_4" style:display-name="LLS_9_4" style:family="text"/>
    <style:style style:name="LLS_5f_9_5f_5" style:display-name="LLS_9_5" style:family="text"/>
    <style:style style:name="LLS_5f_9_5f_6" style:display-name="LLS_9_6" style:family="text"/>
    <style:style style:name="LLS_5f_9_5f_7" style:display-name="LLS_9_7" style:family="text"/>
    <style:style style:name="LLS_5f_9_5f_8" style:display-name="LLS_9_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656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ôme Charrière</meta:initial-creator>
    <meta:creation-date>2011-11-29T16:48:36</meta:creation-date>
    <dc:date>2011-11-29T17:55:44</dc:date>
    <dc:creator>Jérôme Charrière</dc:creator>
    <meta:editing-duration>PT1H7M8S</meta:editing-duration>
    <meta:editing-cycles>11</meta:editing-cycles>
    <meta:generator>LibreOffice/3.4$Unix LibreOffice_project/340m1$Build-203</meta:generator>
    <meta:document-statistic meta:table-count="0" meta:image-count="0" meta:object-count="0" meta:page-count="2" meta:paragraph-count="8" meta:word-count="107" meta:character-count="1050" meta:non-whitespace-character-count="940"/>
  </office:meta>
</office:document-meta>
</file>